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412.5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47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18.49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38.24pt"/>
    </style:style>
    <style:style style:name="co14" style:family="table-column">
      <style:table-column-properties fo:break-before="auto" style:column-width="51.76pt"/>
    </style:style>
    <style:style style:name="co15" style:family="table-column">
      <style:table-column-properties fo:break-before="auto" style:column-width="70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6.51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5" style:family="table-cell" style:parent-style-name="Check_20_Cell" style:data-style-name="N84">
      <style:table-cell-properties fo:background-color="#a5a5a5" style:cell-protect="protected" style:print-content="true" fo:border="0.06pt solid #3f3f3f" style:vertical-align="automatic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Check_20_Cell" style:data-style-name="N0">
      <style:table-cell-properties fo:background-color="#a5a5a5" style:cell-protect="protected" style:print-content="true" fo:border="0.06pt solid #3f3f3f" style:vertical-align="automatic"/>
      <style:text-properties fo:color="#ffffff" fo:font-weight="bold" style:font-weight-asian="bold" style:font-weight-complex="bold"/>
    </style:style>
    <style:style style:name="ce4" style:family="table-cell" style:parent-style-name="Default" style:data-style-name="N123"/>
    <style:style style:name="ce7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/>
      <table:table table:name="Balance_Shee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Balance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3D Printer Kit Metal 3D Printers Upgrade Removable Glass Platform Heated Bed Open Source DIY FDM 2.8" Color Touch Screen Resume Printing 220x220x250mm 2-Step Assembly XVICO X3S Black</text:p>
          </table:table-cell>
          <table:table-cell office:value-type="string" calcext:value-type="string">
            <text:p>Amazon - XVICO 3D Printer Solution Supplier</text:p>
          </table:table-cell>
          <table:table-cell/>
          <table:table-cell table:style-name="ce4" office:value-type="currency" office:currency="USD" office:value="119.99" calcext:value-type="currency">
            <text:p>$119.99 </text:p>
          </table:table-cell>
          <table:table-cell table:style-name="ce4" table:formula="of:=[.D2]-[.E2]" office:value-type="currency" office:currency="USD" office:value="-119.99" calcext:value-type="currency">
            <text:p>($119.99)</text:p>
          </table:table-cell>
          <table:table-cell table:number-columns-repeated="1018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BINZZO Sliding T Slot Nuts 2020 Series M4 50 Pack T Nuts Carbon Steel Nickel Plated Half Round Roll in Sliding 6mm Slot Aluminum Profile Accessories for T Slot Aluminum Profile 20 x 20 Serie</text:p>
          </table:table-cell>
          <table:table-cell office:value-type="string" calcext:value-type="string">
            <text:p>Amazon - ZBZhao</text:p>
          </table:table-cell>
          <table:table-cell/>
          <table:table-cell table:style-name="ce4" office:value-type="currency" office:currency="USD" office:value="6.99" calcext:value-type="currency">
            <text:p>$6.99 </text:p>
          </table:table-cell>
          <table:table-cell table:formula="of:=[.F2]+[.D3]-[.E3]" office:value-type="float" office:value="-126.98" calcext:value-type="float">
            <text:p>-126.98</text:p>
          </table:table-cell>
          <table:table-cell table:number-columns-repeated="1018"/>
        </table:table-row>
        <table:table-row table:style-name="ro3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HELIFOUNER 1280 Pieces Countersunk Head Socket Cap Screws Bolts, Flat Washers and Nuts Assortment Kit, 10.9 Grade Alloy Steel, Full Thread (M2 M3 M4 M5)</text:p>
          </table:table-cell>
          <table:table-cell office:value-type="string" calcext:value-type="string">
            <text:p>Amazon - HELIFOUNER</text:p>
          </table:table-cell>
          <table:table-cell/>
          <table:table-cell table:style-name="ce4" office:value-type="currency" office:currency="USD" office:value="19.99" calcext:value-type="currency">
            <text:p>$19.99 </text:p>
          </table:table-cell>
          <table:table-cell table:formula="of:=[.F3]+[.D4]-[.E4]" office:value-type="float" office:value="-146.97" calcext:value-type="float">
            <text:p>-146.97</text:p>
          </table:table-cell>
          <table:table-cell table:number-columns-repeated="1018"/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table:style-name="ce3" office:value-type="string" calcext:value-type="string">
            <text:p>HHIP 2000-0385 Steel HSS Round Tool Bit, 3/8" x 5"</text:p>
          </table:table-cell>
          <table:table-cell office:value-type="string" calcext:value-type="string">
            <text:p>Amazon.com Services LLC</text:p>
          </table:table-cell>
          <table:table-cell/>
          <table:table-cell table:style-name="ce4" office:value-type="currency" office:currency="USD" office:value="6.23" calcext:value-type="currency">
            <text:p>$6.23 </text:p>
          </table:table-cell>
          <table:table-cell table:formula="of:=[.F4]+[.D5]-[.E5]" office:value-type="float" office:value="-153.2" calcext:value-type="float">
            <text:p>-153.2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5.28" calcext:value-type="float">
            <text:p>5.28</text:p>
          </table:table-cell>
          <table:table-cell table:formula="of:=[.F5]+[.D6]-[.E6]" office:value-type="float" office:value="-158.48" calcext:value-type="float">
            <text:p>-158.48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F6]+[.D7]-[.E7]" office:value-type="float" office:value="21.52" calcext:value-type="float">
            <text:p>21.52</text:p>
          </table:table-cell>
          <table:table-cell table:number-columns-repeated="1018"/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string" calcext:value-type="string">
            <text:p>Plastic Bottle Cutter</text:p>
          </table:table-cell>
          <table:table-cell office:value-type="string" calcext:value-type="string">
            <text:p>Etsy - pbacc</text:p>
          </table:table-cell>
          <table:table-cell/>
          <table:table-cell office:value-type="float" office:value="29.95" calcext:value-type="float">
            <text:p>29.95</text:p>
          </table:table-cell>
          <table:table-cell table:formula="of:=[.F7]+[.D8]-[.E8]" office:value-type="float" office:value="-8.42999999999999" calcext:value-type="float">
            <text:p>-8.42999999999999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9.82" calcext:value-type="float">
            <text:p>9.82</text:p>
          </table:table-cell>
          <table:table-cell table:formula="of:=[.F8]+[.D9]-[.E9]" office:value-type="float" office:value="-18.25" calcext:value-type="float">
            <text:p>-18.25</text:p>
          </table:table-cell>
          <table:table-cell table:number-columns-repeated="1018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F9]+[.D10]-[.E10]" office:value-type="float" office:value="301.75" calcext:value-type="float">
            <text:p>301.75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[.F10]+[.D11]-[.E11]" office:value-type="float" office:value="300.93" calcext:value-type="float">
            <text:p>300.93</text:p>
          </table:table-cell>
          <table:table-cell table:number-columns-repeated="1018"/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1]+[.D12]-[.E12]" office:value-type="float" office:value="320.93" calcext:value-type="float">
            <text:p>320.93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1.34" calcext:value-type="float">
            <text:p>1.34</text:p>
          </table:table-cell>
          <table:table-cell table:formula="of:=[.F12]+[.D13]-[.E13]" office:value-type="float" office:value="319.59" calcext:value-type="float">
            <text:p>319.59</text:p>
          </table:table-cell>
          <table:table-cell table:number-columns-repeated="1018"/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13]+[.D14]-[.E14]" office:value-type="float" office:value="359.59" calcext:value-type="float">
            <text:p>359.59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.68" calcext:value-type="float">
            <text:p>2.68</text:p>
          </table:table-cell>
          <table:table-cell table:formula="of:=[.F14]+[.D15]-[.E15]" office:value-type="float" office:value="356.91" calcext:value-type="float">
            <text:p>356.91</text:p>
          </table:table-cell>
          <table:table-cell table:number-columns-repeated="1018"/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15]+[.D16]-[.E16]" office:value-type="float" office:value="436.91" calcext:value-type="float">
            <text:p>436.91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fee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4.24" calcext:value-type="float">
            <text:p>4.24</text:p>
          </table:table-cell>
          <table:table-cell table:formula="of:=[.F16]+[.D17]-[.E17]" office:value-type="float" office:value="432.67" calcext:value-type="float">
            <text:p>432.67</text:p>
          </table:table-cell>
          <table:table-cell table:number-columns-repeated="1018"/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string" calcext:value-type="string">
            <text:p>Facebook fundraiser payment</text:p>
          </table:table-cell>
          <table:table-cell office:value-type="string" calcext:value-type="string">
            <text:p>Facebook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F17]+[.D18]-[.E18]" office:value-type="float" office:value="572.67" calcext:value-type="float">
            <text:p>572.67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6" office:value-type="string" calcext:value-type="string">
            <text:p>CNC Machine expenses</text:p>
          </table:table-cell>
          <table:table-cell table:style-name="ce6" table:number-columns-repeated="2"/>
          <table:table-cell/>
          <table:table-cell table:formula="of:=[.F18]+[.D19]-[.E19]" office:value-type="float" office:value="572.67" calcext:value-type="float">
            <text:p>572.67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2-17" calcext:value-type="date">
            <text:p>2022-02-17</text:p>
          </table:table-cell>
          <table:table-cell table:style-name="ce6" office:value-type="string" calcext:value-type="string">
            <text:p>2PCS 500mm（19.69 Inches）Tr8x2 Lead Screw with T8 Brass Nut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27.68" calcext:value-type="float">
            <text:p>27.68</text:p>
          </table:table-cell>
          <table:table-cell table:formula="of:=[.F19]+[.D20]-[.E20]" office:value-type="float" office:value="544.99" calcext:value-type="float">
            <text:p>544.99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3-07" calcext:value-type="date">
            <text:p>2022-03-07</text:p>
          </table:table-cell>
          <table:table-cell table:style-name="ce6" office:value-type="string" calcext:value-type="string">
            <text:p>Genmitsu 40pcs End Mills CNC Router Bits, 1/8" Shank CNC Cutter Milling Carving Bit Set Including 2-F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34.99" calcext:value-type="float">
            <text:p>34.99</text:p>
          </table:table-cell>
          <table:table-cell table:formula="of:=[.F20]+[.D21]-[.E21]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ce5" office:value-type="date" office:date-value="2022-03-26" calcext:value-type="date">
            <text:p>2022-03-26</text:p>
          </table:table-cell>
          <table:table-cell table:style-name="ce6" office:value-type="string" calcext:value-type="string">
            <text:p>Dremel CNC Bluetooth adapter</text:p>
          </table:table-cell>
          <table:table-cell table:style-name="ce6" office:value-type="string" calcext:value-type="string">
            <text:p>Amazon</text:p>
          </table:table-cell>
          <table:table-cell table:style-name="ce6"/>
          <table:table-cell table:style-name="ce6" office:value-type="float" office:value="10.64" calcext:value-type="float">
            <text:p>10.64</text:p>
          </table:table-cell>
          <table:table-cell table:formula="of:=[.F21]+[.D22]-[.E22]" office:value-type="float" office:value="499.36" calcext:value-type="float">
            <text:p>49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nmitsu 40pcs End Mills CNC Router Bits, 1/8" Shank CNC Cutter Milling Carving Bit Set Including 2-F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34.99" calcext:value-type="float">
            <text:p>34.99</text:p>
          </table:table-cell>
          <table:table-cell table:formula="of:=[.F22]+[.D23]-[.E23]" office:value-type="float" office:value="464.37" calcext:value-type="float">
            <text:p>464.37</text:p>
          </table:table-cell>
          <table:table-cell table:number-columns-repeated="1018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string" calcext:value-type="string">
            <text:p>Nancy Mitchell Gift</text:p>
          </table:table-cell>
          <table:table-cell office:value-type="string" calcext:value-type="string">
            <text:p>Nancy Mitchell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F23]+[.D24]-[.E24]" office:value-type="float" office:value="764.37" calcext:value-type="float">
            <text:p>764.37</text:p>
          </table:table-cell>
          <table:table-cell table:number-columns-repeated="1018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string" calcext:value-type="string">
            <text:p>Solar Stik Anniversary gift</text:p>
          </table:table-cell>
          <table:table-cell office:value-type="string" calcext:value-type="string">
            <text:p>Solar Stik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F24]+[.D25]-[.E25]" office:value-type="float" office:value="1364.37" calcext:value-type="float">
            <text:p>1364.37</text:p>
          </table:table-cell>
          <table:table-cell table:number-columns-repeated="1018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string" calcext:value-type="string">
            <text:p>CNC bits and clamp screws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41.48" calcext:value-type="float">
            <text:p>41.48</text:p>
          </table:table-cell>
          <table:table-cell table:formula="of:=[.F25]+[.D26]-[.E26]" office:value-type="float" office:value="1322.89" calcext:value-type="float">
            <text:p>1322.89</text:p>
          </table:table-cell>
          <table:table-cell table:number-columns-repeated="1018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string" calcext:value-type="string">
            <text:p>Solder tips for hot scraper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0.08" calcext:value-type="float">
            <text:p>20.08</text:p>
          </table:table-cell>
          <table:table-cell table:formula="of:=[.F26]+[.D27]-[.E27]" office:value-type="float" office:value="1302.81" calcext:value-type="float">
            <text:p>1302.81</text:p>
          </table:table-cell>
          <table:table-cell table:number-columns-repeated="1018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CNC ball nose end mills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17.49" calcext:value-type="float">
            <text:p>17.49</text:p>
          </table:table-cell>
          <table:table-cell table:formula="of:=[.F27]+[.D28]-[.E28]" office:value-type="float" office:value="1285.32" calcext:value-type="float">
            <text:p>1285.32</text:p>
          </table:table-cell>
          <table:table-cell table:number-columns-repeated="1018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earmark for UNF Senior Desig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F28]+[.D29]-[.E29]" office:value-type="float" office:value="285.32" calcext:value-type="float">
            <text:p>285.32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ding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017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Date Started</text:p>
          </table:table-cell>
          <table:table-cell office:value-type="string" calcext:value-type="string">
            <text:p>Date Complet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aised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Net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1-10-24" calcext:value-type="date">
            <text:p>24-Oct</text:p>
          </table:table-cell>
          <table:table-cell table:style-name="ce7" office:value-type="date" office:date-value="2021-11-09" calcext:value-type="date">
            <text:p>09-Nov</text:p>
          </table:table-cell>
          <table:table-cell office:value-type="string" calcext:value-type="string">
            <text:p>Facebook Personal Fundraiser/Brian Alano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alance_Sheet.A2:Balance_Sheet.E1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number:currency-style style:name="N12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brian</meta:initial-creator>
    <meta:creation-date>2021-11-10T03:12:08Z</meta:creation-date>
    <dc:date>2022-06-25T10:08:15.058000000</dc:date>
    <meta:editing-cycles>2</meta:editing-cycles>
    <meta:editing-duration>PT11H39M40S</meta:editing-duration>
    <meta:document-statistic meta:table-count="2" meta:cell-count="153" meta:object-count="0"/>
  </office:meta>
</office:document-meta>
</file>